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baaa" officeooo:paragraph-rsid="0007baaa"/>
    </style:style>
    <style:style style:name="P2" style:family="paragraph" style:parent-style-name="Standard">
      <style:paragraph-properties fo:text-align="center" style:justify-single-word="false"/>
      <style:text-properties officeooo:rsid="00088c56" officeooo:paragraph-rsid="0007baaa"/>
    </style:style>
    <style:style style:name="P3" style:family="paragraph" style:parent-style-name="Standard">
      <style:paragraph-properties fo:text-align="center" style:justify-single-word="false"/>
      <style:text-properties fo:font-size="14pt" officeooo:rsid="0007baaa" officeooo:paragraph-rsid="0007baa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ae9ae" officeooo:paragraph-rsid="000ae9ae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e9ae" officeooo:paragraph-rsid="000c396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7baaa" officeooo:paragraph-rsid="0007baa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caa36" officeooo:paragraph-rsid="000d53e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caa36" officeooo:paragraph-rsid="000f447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f447e" officeooo:paragraph-rsid="000f447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f447e" officeooo:paragraph-rsid="0026125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3334a" officeooo:paragraph-rsid="0013334a" style:font-size-asian="12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officeooo:rsid="0013334a" officeooo:paragraph-rsid="00147fb5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13334a" officeooo:paragraph-rsid="0015bc2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83fa3" officeooo:paragraph-rsid="00183fa3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officeooo:rsid="00183fa3" officeooo:paragraph-rsid="00183fa3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officeooo:rsid="0018ab5e" officeooo:paragraph-rsid="0018ab5e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officeooo:rsid="001ab663" officeooo:paragraph-rsid="001ab66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ab663" officeooo:paragraph-rsid="001ab663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4f693" officeooo:paragraph-rsid="0025092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261250" officeooo:paragraph-rsid="00261250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2782f8" officeooo:paragraph-rsid="002782f8" style:font-size-asian="12pt" style:font-size-complex="12pt"/>
    </style:style>
    <style:style style:name="P22" style:family="paragraph" style:parent-style-name="Footer">
      <style:text-properties officeooo:rsid="000e4890" officeooo:paragraph-rsid="000e4890"/>
    </style:style>
    <style:style style:name="T1" style:family="text">
      <style:text-properties officeooo:rsid="000c3961"/>
    </style:style>
    <style:style style:name="T2" style:family="text">
      <style:text-properties officeooo:rsid="000d53e7"/>
    </style:style>
    <style:style style:name="T3" style:family="text">
      <style:text-properties officeooo:rsid="000e4890"/>
    </style:style>
    <style:style style:name="T4" style:family="text">
      <style:text-properties officeooo:rsid="001125e4"/>
    </style:style>
    <style:style style:name="T5" style:family="text">
      <style:text-properties officeooo:rsid="0012c4f6"/>
    </style:style>
    <style:style style:name="T6" style:family="text">
      <style:text-properties officeooo:rsid="00147fb5"/>
    </style:style>
    <style:style style:name="T7" style:family="text">
      <style:text-properties officeooo:rsid="0015bc21"/>
    </style:style>
    <style:style style:name="T8" style:family="text">
      <style:text-properties officeooo:rsid="001933a6"/>
    </style:style>
    <style:style style:name="T9" style:family="text">
      <style:text-properties officeooo:rsid="00250924"/>
    </style:style>
    <style:style style:name="T10" style:family="text">
      <style:text-properties officeooo:rsid="00261250"/>
    </style:style>
    <style:style style:name="T11" style:family="text">
      <style:text-properties officeooo:rsid="0026324c"/>
    </style:style>
    <style:style style:name="T12" style:family="text">
      <style:text-properties officeooo:rsid="0027faec"/>
    </style:style>
    <style:style style:name="T13" style:family="text">
      <style:text-properties officeooo:rsid="002b70d0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 z projektu z eksploracji danych</text:p>
      <text:p text:style-name="P1">Paweł Dawidowicz, Stanisław Wilczyński</text:p>
      <text:p text:style-name="P1"/>
      <text:p text:style-name="P4">Przewidywanie ruchu <text:span text:style-name="T3">MIDPRICE</text:span> w danych z LOB</text:p>
      <text:p text:style-name="P4"/>
      <text:p text:style-name="P5">1. <text:span text:style-name="T10">Przedstawienie</text:span> danych.</text:p>
      <text:p text:style-name="P5"><text:span text:style-name="T1">2. Użyte klasyfikatory.</text:span></text:p>
      <text:p text:style-name="P5"><text:span text:style-name="T1">3. Użyte definicje zmiennej MIDPRICE oraz IMBALANCE.</text:span></text:p>
      <text:p text:style-name="P5"><text:span text:style-name="T1">4. Analiza danych niezredukowanych.</text:span></text:p>
      <text:p text:style-name="P5"><text:span text:style-name="T1">5. Analiza danych zredukowanych.</text:span></text:p>
      <text:p text:style-name="P5"><text:span text:style-name="T1">6. Podsumowanie.</text:span></text:p>
      <text:p text:style-name="P5"/>
      <text:p text:style-name="P8">1.</text:p>
      <text:p text:style-name="P8"><text:tab/>Do analizy dostaliśmy tabelkę danych z Limit Order Book. <text:span text:style-name="T2">Jest to system opisujący sytuację giełdy dla jednej wybranej akcji w kolejnych chwilach czasu danego dnia – w naszym przypadku co jedną minutę od otwarcia do zamknięcia giełdy. </text:span>W każdym wierszu mieliśmy datę, godzinę oraz listę propozycji kupna i sprzedaży<text:span text:style-name="T2">(zamówień)</text:span> <text:span text:style-name="T2">w kolejności rosnącej ceny </text:span>(pary [cena,liczba akcji]). <text:span text:style-name="T2">Celem naszej analizy było przewidywanie ruchu MIDPRICE( czy wzrośnie czy zmaleje ) – pewnej zmiennej opisującej w danej chwili stan rynku.</text:span></text:p>
      <text:p text:style-name="P7"><text:tab/> <text:span text:style-name="T2">W trakcie analizy zauważyliśmy, że w pewnych wierszach pojawia się zamówienie sprzedaży akcji po cenie znacznie niższej(6) niż najlepsza( najwyższa ) cena kupna. Takie zamówienie nie mogło występować w LOB, gdyż zasady giełdy mówią, że w momencie pojawienia się zamówienia o cenie sprzedaży niższej niż najwyższa cena kupna jest ono natychmiast realizowane. W takim razie uznaliśmy opis tego zamówienia za błędny i usunęliśmy z tabelki( występował w kilku różnych godzinach ). Jeśli chodzi o dalsze przeróbki danych, w późniejszej części analizy(punkt 5)) zgodnie z <text:s/>uwagami zawartymi w [1] wyrzuciliśmy z tabelki stany rynku do 30 minut po otwarciu i od 30 minut przed zamknięciem giełdy.</text:span></text:p>
      <text:p text:style-name="P7"/>
      <text:p text:style-name="P9">2.</text:p>
      <text:p text:style-name="P9"><text:s/><text:tab/>Do klasyfikacji naszych danych użyliśmy dwóch klasyfikatorów binarnych: prostego Decision Tree oraz trudniejszego SVC( dla którego szukaliśmy najbardziej optymalnych parametrów <text:span text:style-name="T4">dla jądra używającego radialnych funkcji bazowych</text:span>).</text:p>
      <text:p text:style-name="P9"/>
      <text:p text:style-name="P10">3.</text:p>
      <text:p text:style-name="P10"><text:tab/><text:span text:style-name="T5">W pierwszej części naszej analizy wypróbowaliśmy metody, które różniły się definicją MIDPRICE oraz definicją IMBALANCE, czyli zmiennej( ciągu zmiennych ) na podstawie, której przewidywaliśmy ruch MIDPRICE( wzrósł – grupa +1, zmalał – grupa -1).</text:span></text:p>
      <text:p text:style-name="P11">Definicje MIDPRICE:</text:p>
      <text:list xml:id="list1590159339794799917" text:style-name="L1">
        <text:list-item>
          <text:p text:style-name="P12">zgodnie z pracą <text:span text:style-name="T6">[</text:span>1<text:span text:style-name="T6">]</text:span> – MIDPRICE to była średnia z najlepszej(najwyższej) ceny kupna i najlepszej(najniższej) ceny sprzedaży – numer klasy przechowywaliśmy w programie w zmiennej ‘zmiana’.</text:p>
        </text:list-item>
        <text:list-item>
          <text:p text:style-name="P13"><text:span text:style-name="T7">Funkcja setNewMidPrice1 – patrzymy na średnią cenę k akcji o najlepszej cenie kupna i k akcji o najlepszej cenie sprzedaży </text:span>– numer klasy przechowywaliśmy w programie w zmiennej ‘zmiana<text:span text:style-name="T7">3</text:span>’.</text:p>
        </text:list-item>
        <text:list-item>
          <text:p text:style-name="P13"><text:span text:style-name="T7">Funkcja setNewMidPrice2 - <text:s/>patrzymy na średnią cenę akcji, które możemy kupić za kwotę p i akcji, które możemy sprzedać za kwotę p( znowu rozważamy najlepsze słupki – najbliżej od granicy między ofertami kupna, a sprzedaży </text:span>– numer klasy przechowywaliśmy w programie w zmiennej ‘zmiana<text:span text:style-name="T7">4</text:span>’<text:span text:style-name="T7">.</text:span></text:p>
        </text:list-item>
      </text:list>
      <text:p text:style-name="P14"><text:soft-page-break/>Definicje IMBALANCE:</text:p>
      <text:list xml:id="list4256062345580710244" text:style-name="L2">
        <text:list-item>
          <text:p text:style-name="P15">zgodnie z pracą [1] – różnica wysokości słupków najlepszej ceny kupna i najlepszej ceny sprzedaży przez ich sumę – zmienna ‘Imbalance1’</text:p>
        </text:list-item>
        <text:list-item>
          <text:p text:style-name="P15">dwie cechy: wysokości słupków najlepszej ceny kupna i najlepszej ceny sprzedaży – zmienna ‘Imbalance2’</text:p>
        </text:list-item>
        <text:list-item>
          <text:p text:style-name="P15">średnia najlepsza cena sprzedaży k akcji <text:span text:style-name="T13">minus</text:span> średnia najlepsza cena kupna k akcji przez ich sumę – zmienna ‘Imbalance3’</text:p>
        </text:list-item>
        <text:list-item>
          <text:p text:style-name="P15">liczba akcji które, można sprzedać za kwotę k <text:span text:style-name="T13">minus</text:span> liczba akcji które można kupić za kwotę k przez ich sumę – zmienna ‘Imbalance4’</text:p>
        </text:list-item>
        <text:list-item>
          <text:p text:style-name="P16">za pomocą funkcji generujPrzedziały tworzymy współrzędne wektora Imbalance biorąc za pierwszą współrzędna sumę wysokości słupków w pierwszych k tikach na lewo od MIDPRICE, potem na prawo, potem następnych k na lewo, itd. - zmienna ‘Imabalance5’</text:p>
        </text:list-item>
        <text:list-item>
          <text:p text:style-name="P16">podobnie jak powyżej tylko analizujemy cały wykres, przyporządkowując kolejnym współrzędnym wektora sumę wysokości słupków z k kolejnych ticków( jako początek uznaliśmy minimalną cenę kupna w całym zbiorze, a jako koniec maksymalną cenę sprzedaży w całym zbiorze – <text:span text:style-name="T8">również w zmiennej ‘Imbalance5’</text:span></text:p>
        </text:list-item>
        <text:list-item>
          <text:p text:style-name="P17">podobnie jak w e) tylko tym razem im dalej od MIDPRICE tym przedział o większej długości ticków sumujemy do jednej współrzędnej wektora</text:p>
        </text:list-item>
      </text:list>
      <text:p text:style-name="P18"/>
      <text:p text:style-name="P19"><text:span text:style-name="T9">4.</text:span></text:p>
      <text:p text:style-name="P19"><text:tab/>Na podstawie różnych IMBALANCE przewidywaliśmy MIDPRICE – w funckji testuj dzieliliśmy dane na treningowe i testowe i na testowych wybieraliśmy najlepszy klasyfikator SVC <text:span text:style-name="T9">za pomocą GridSearchCV. Następnie na klasyfikatorze drzewiastym i SVM robiliśmy cross validation, aby lepiej ocenić skuteczność danego klasyfikatora. Badaliśmy następujące konfiguracje MIDPRICE oraz IMBALANCE(punkty jak powyżej): [a,a],[a,b],[b,c],[c,d], [a,e], [a,f], [a,g]. Dla każdej pary testowaliśmy oba klasyfikatory na IMBALANCE nieprzekształconych, a następnie na IMBALANCE znormalizowanych. W tej części najbardziej obiecujące wyniki cross validacji zaobserwowaliśmy dla kombinacji [a,a] – (54,538 % dla klasyfikatora SVC na danych nieprzerobionych) oraz [a,g] (54,537 % dla klasyfikatora SVC na danych znormalizowanych). <text:s text:c="2"/>Zauważyliśmy, że w ogólności SVC działa lepiej niż klasyfikator drzewiasty, natomiast dane znormalizowane sprawdzają się lepiej( jeśli wektor IMBALANCE ma więcej niż jedną współrzędną).</text:span></text:p>
      <text:p text:style-name="P19"/>
      <text:p text:style-name="P20">5. </text:p>
      <text:p text:style-name="P19"><text:tab/><text:span text:style-name="T11">W drugiej części analizy, tak jak wspominałem w punkcie 1, pozbyliśmy się ze zbioru danych stanów giełdy z pierwszych 30 minut i ostatnich 30 minut dnia, gdyż wg [1] mogą tam występować anomalie. Powtórzyliśmy testy z punkty 4. oraz użyliśmy kilku nowych kombinacji MIDPRICE I IMBALANCE: [b,a],[c,a],[b,b],[c,b], [b,g],[c,g]. Wyniki poprawiły się nieznacznie i ustabilizowały – już więcej klasyfikatorów i kombinacji uzyskiwało wynik cross validacji na poziomie 54%. Jednak wyraźnej zmiany nie zaobserwowaliśmy. Wobec tego zdecydowaliśmy się na jeszcze jeden pomysł: zamiast korzystać tylko z IMBALANCE w danej chwili tworzymy wektor k poprzednich IMBALANCE i z niego próbujemy przewidzieć ruch MIDPRICE( używamy kombinacji [a,a]). Dla większej pewności tym razem cross validację przeprowadzaliśmy kilka razy, a następnie uśrednialiśmy wyniki. Jako klasyfikatora używaliśmy SVC, a liczba poprzednich IMBALANCE w wektorze wahała się od 1 do 26. Ten pomysł okazał się równie dobry co najlepsze <text:s/>z pierwszej części analizy i działał równie dobrze(54,5% skuteczności) na danych zredukowanych oraz niezredukowanych. Co ciekawe zachowywał się stabilnie do ok. k = 12 – cały czas utrzymywał skuteczność w okolicach 54%.</text:span></text:p>
      <text:p text:style-name="P21"><text:soft-page-break/>6.</text:p>
      <text:p text:style-name="P21"><text:tab/>Podsumowując <text:span text:style-name="T12">najlepsza otrzymana skuteczność w cross validation na poziomie 54,5% nie powala, jest tylko o około 3,5% lepsza niż klasyfikator przydzielający wszystko do jednej klasy( stosunek klas nie jest do końca 1:1 dla MIDPRICE z [1]). Co więcej, lepiej rokujące według nas pomysły okazały się gorsze od pomysłu najprostszego na MIDPRICE I IMBALANCE w pracy [1]. Zgodnie z oczekiwaniami bardziej zaawansowany klasyfikator SVC działał lepiej niż proste Decission Tree, a normalizacja IMBALANCE zwykle poprawiała wynik. Biorąc jednak po uwagę całość wykonanej przez nas pracy należy stwierdzić, że podobne do testowych przez nas pomysłów mają niewielkie szanse osiągnięcia lepszych wyników i aby poprawić rezultaty konieczne jest spróbowanie innych metod eksploracji danych. 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4890" officeooo:paragraph-rsid="000e48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[1] M. Gould, J. Bonart „Queue Imbalance as a One-Tick-Ahead Price Predictor in Limit Order Book” ,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2:39:03.535654573</meta:creation-date>
    <dc:date>2017-02-11T21:13:52.109657005</dc:date>
    <meta:editing-duration>PT3H34M21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3" meta:paragraph-count="35" meta:word-count="978" meta:character-count="6972" meta:non-whitespace-character-count="6003"/>
  </office:meta>
</office:document-meta>
</file>